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Hfront</text:p>
          </table:table-cell>
          <table:table-cell office:value-type="string" calcext:value-type="string">
            <text:p>Hback</text:p>
          </table:table-cell>
          <table:table-cell office:value-type="string" calcext:value-type="string">
            <text:p>blockage</text:p>
          </table:table-cell>
          <table:table-cell office:value-type="string" calcext:value-type="string">
            <text:p>spill</text:p>
          </table:table-cell>
          <table:table-cell/>
          <table:table-cell office:value-type="string" calcext:value-type="string">
            <text:p>receiver position</text:p>
          </table:table-cell>
          <table:table-cell office:value-type="string" calcext:value-type="string">
            <text:p>focal poi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904169724770617" calcext:value-type="float">
            <text:p>0.9041697248</text:p>
          </table:table-cell>
          <table:table-cell office:value-type="float" office:value="739257.39731543" calcext:value-type="float">
            <text:p>739257.39731543</text:p>
          </table:table-cell>
          <table:table-cell office:value-type="float" office:value="346994.00708564" calcext:value-type="float">
            <text:p>346994.007085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.8" calcext:value-type="float">
            <text:p>15.8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00" calcext:value-type="float">
            <text:p>5000</text:p>
          </table:table-cell>
          <table:table-cell office:value-type="float" office:value="0.886896439024365" calcext:value-type="float">
            <text:p>0.886896439</text:p>
          </table:table-cell>
          <table:table-cell office:value-type="float" office:value="633934.339837905" calcext:value-type="float">
            <text:p>633934.339837905</text:p>
          </table:table-cell>
          <table:table-cell office:value-type="float" office:value="355532.009684637" calcext:value-type="float">
            <text:p>355532.009684637</text:p>
          </table:table-cell>
          <table:table-cell office:value-type="float" office:value="8474.73206798994" calcext:value-type="float">
            <text:p>8474.7320679899</text:p>
          </table:table-cell>
          <table:table-cell table:number-columns-repeated="5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000" calcext:value-type="float">
            <text:p>5000</text:p>
          </table:table-cell>
          <table:table-cell office:value-type="float" office:value="0.904575543307054" calcext:value-type="float">
            <text:p>0.9045755433</text:p>
          </table:table-cell>
          <table:table-cell office:value-type="float" office:value="668851.930904437" calcext:value-type="float">
            <text:p>668851.930904437</text:p>
          </table:table-cell>
          <table:table-cell office:value-type="float" office:value="336984.20718053" calcext:value-type="float">
            <text:p>336984.20718053</text:p>
          </table:table-cell>
          <table:table-cell office:value-type="float" office:value="11082.3419350638" calcext:value-type="float">
            <text:p>11082.3419350638</text:p>
          </table:table-cell>
          <table:table-cell table:number-columns-repeated="5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000" calcext:value-type="float">
            <text:p>5000</text:p>
          </table:table-cell>
          <table:table-cell office:value-type="float" office:value="0.903535559255823" calcext:value-type="float">
            <text:p>0.9035355593</text:p>
          </table:table-cell>
          <table:table-cell office:value-type="float" office:value="668851.930904437" calcext:value-type="float">
            <text:p>668851.930904437</text:p>
          </table:table-cell>
          <table:table-cell office:value-type="float" office:value="342043.684880998" calcext:value-type="float">
            <text:p>342043.684880998</text:p>
          </table:table-cell>
          <table:table-cell office:value-type="float" office:value="12190.5761285702" calcext:value-type="float">
            <text:p>12190.576128570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0:10:29.448634828</meta:creation-date>
    <dc:date>2016-01-13T17:09:30.541697024</dc:date>
    <meta:editing-duration>PT42M59S</meta:editing-duration>
    <meta:editing-cycles>1</meta:editing-cycles>
    <meta:document-statistic meta:table-count="1" meta:cell-count="36" meta:object-count="0"/>
    <meta:generator>LibreOffice/4.2.8.2$Linux_X86_64 LibreOffice_project/420m0$Build-2</meta:generator>
  </office:meta>
</office:document-meta>
</file>